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style:text-position="super"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Work Experience</text:span></text:p>
      <text:p text:style-name="P1"><text:span text:style-name="T1">As part of transition year all ty students must take part on a one week work placement from the 14th of November to the 18</text:span><text:span text:style-name="T2">th</text:span><text:span text:style-name="T3">.This gives us as young aspiring individuals a chance to see what we would like to do when we graduate from school and what career path we want to choose in life. Recently we were talking our classmates about what they did for their work experience .Some did theirs at crèches , business firms, hair salons and lots more. </text:span></text:p>
      <text:p text:style-name="P1"><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